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TimesNewRomanPS-BoldMT" svg:font-family="TimesNewRomanPS-BoldMT, 'Times New Roman'" style:font-family-generic="roman"/>
    <style:font-face style:name="TimesNewRomanPSMT" svg:font-family="TimesNewRomanPSMT, 'Times New Roman'"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WW8Num20">
      <style:paragraph-properties fo:orphans="0" fo:widows="0" style:text-autospace="none"/>
    </style:style>
    <style:style style:name="P2" style:family="paragraph" style:parent-style-name="Standard">
      <style:paragraph-properties fo:orphans="0" fo:widows="0" style:text-autospace="none"/>
      <style:text-properties fo:color="#000000" style:font-name="Calibri" fo:font-size="10pt" fo:language="en" fo:country="GB" fo:font-weight="bold" style:font-size-asian="10pt" style:font-weight-asian="bold" style:font-name-complex="Calibri" style:font-size-complex="10pt" style:font-weight-complex="bold"/>
    </style:style>
    <style:style style:name="P3" style:family="paragraph" style:parent-style-name="Standard">
      <style:paragraph-properties fo:orphans="0" fo:widows="0" style:text-autospace="none"/>
      <style:text-properties fo:color="#000000" style:font-name="Calibri" fo:font-size="9pt" fo:language="en" fo:country="GB" fo:font-weight="bold" style:font-size-asian="9pt" style:font-weight-asian="bold" style:font-name-complex="Calibri" style:font-size-complex="9pt" style:font-weight-complex="bold"/>
    </style:style>
    <style:style style:name="P4" style:family="paragraph" style:parent-style-name="Standard">
      <style:paragraph-properties fo:orphans="0" fo:widows="0" style:text-autospace="none"/>
      <style:text-properties fo:font-size="9pt" style:font-size-asian="9pt" style:font-size-complex="9pt"/>
    </style:style>
    <style:style style:name="P5" style:family="paragraph" style:parent-style-name="Standard" style:list-style-name="WW8Num20">
      <style:paragraph-properties fo:orphans="0" fo:widows="0" style:text-autospace="none"/>
      <style:text-properties fo:font-size="9pt" style:font-size-asian="9pt" style:font-size-complex="9pt"/>
    </style:style>
    <style:style style:name="P6" style:family="paragraph" style:parent-style-name="Standard" style:list-style-name="WW8Num20">
      <style:paragraph-properties fo:orphans="0" fo:widows="0" style:text-autospace="none"/>
      <style:text-properties fo:font-size="9pt" officeooo:paragraph-rsid="001aa147" style:font-size-asian="9pt" style:font-size-complex="9pt"/>
    </style:style>
    <style:style style:name="P7" style:family="paragraph" style:parent-style-name="Standard">
      <style:paragraph-properties fo:margin-left="0.5in" fo:margin-right="0in" fo:orphans="0" fo:widows="0" fo:text-indent="0in" style:auto-text-indent="false" style:text-autospace="none"/>
      <style:text-properties fo:color="#000000" style:font-name="Calibri" fo:font-size="9pt" fo:language="en" fo:country="GB" fo:font-weight="bold" style:font-size-asian="9pt" style:font-weight-asian="bold" style:font-name-complex="Calibri" style:font-size-complex="9pt" style:font-weight-complex="bold"/>
    </style:style>
    <style:style style:name="P8" style:family="paragraph" style:parent-style-name="Standard">
      <style:paragraph-properties fo:margin-left="0.25in" fo:margin-right="0in" fo:orphans="0" fo:widows="0" fo:text-indent="0in" style:auto-text-indent="false" style:text-autospace="none"/>
      <style:text-properties fo:color="#000000" style:font-name="Calibri" fo:font-size="9pt" fo:language="en" fo:country="GB" fo:font-weight="bold" style:font-size-asian="9pt" style:font-weight-asian="bold" style:font-name-complex="Calibri" style:font-size-complex="9pt" style:font-weight-complex="bold"/>
    </style:style>
    <style:style style:name="P9" style:family="paragraph" style:parent-style-name="Standard">
      <style:paragraph-properties fo:margin-left="0.25in" fo:margin-right="0in" fo:orphans="0" fo:widows="0" fo:text-indent="0in" style:auto-text-indent="false" style:text-autospace="none"/>
      <style:text-properties fo:color="#000000" style:font-name="Calibri" fo:font-size="9pt" fo:language="en" fo:country="GB" style:font-size-asian="9pt" style:font-name-complex="Calibri" style:font-size-complex="9pt"/>
    </style:style>
    <style:style style:name="P10" style:family="paragraph" style:parent-style-name="Standard">
      <style:paragraph-properties fo:margin-left="0.25in" fo:margin-right="0in" fo:orphans="0" fo:widows="0" fo:text-indent="0in" style:auto-text-indent="false" style:text-autospace="none"/>
      <style:text-properties fo:font-size="9pt" style:font-size-asian="9pt" style:font-size-complex="9pt"/>
    </style:style>
    <style:style style:name="P11" style:family="paragraph" style:parent-style-name="Standard">
      <style:paragraph-properties fo:margin-left="0.25in" fo:margin-right="0in" fo:orphans="0" fo:widows="0" fo:text-indent="0in" style:auto-text-indent="false" style:text-autospace="none"/>
      <style:text-properties fo:font-size="9pt" officeooo:paragraph-rsid="0015f29d" style:font-size-asian="9pt" style:font-size-complex="9pt"/>
    </style:style>
    <style:style style:name="P12" style:family="paragraph" style:parent-style-name="Standard" style:list-style-name="WW8Num18">
      <style:paragraph-properties fo:margin-left="0.5in" fo:margin-right="0in" fo:orphans="0" fo:widows="0" fo:text-indent="-0.25in" style:auto-text-indent="false" style:text-autospace="none">
        <style:tab-stops>
          <style:tab-stop style:position="0.5in"/>
        </style:tab-stops>
      </style:paragraph-properties>
      <style:text-properties fo:color="#000000" style:font-name="Calibri" fo:font-size="9pt" fo:language="en" fo:country="GB" style:font-size-asian="9pt" style:font-name-complex="Calibri" style:font-size-complex="9pt"/>
    </style:style>
    <style:style style:name="P13" style:family="paragraph" style:parent-style-name="Standard">
      <style:paragraph-properties fo:margin-left="0.5in" fo:margin-right="0in" fo:orphans="0" fo:widows="0" fo:text-indent="-0.25in" style:auto-text-indent="false" style:text-autospace="none"/>
      <style:text-properties fo:color="#000000" style:font-name="Calibri" fo:font-size="9pt" fo:language="en" fo:country="GB" style:font-size-asian="9pt" style:font-name-complex="Calibri" style:font-size-complex="9pt"/>
    </style:style>
    <style:style style:name="P14" style:family="paragraph" style:parent-style-name="Standard" style:list-style-name="WW8Num3">
      <style:paragraph-properties fo:margin-left="0.5in" fo:margin-right="0in" fo:orphans="0" fo:widows="0" fo:text-indent="-0.25in" style:auto-text-indent="false" style:text-autospace="none"/>
      <style:text-properties fo:font-size="9pt" style:font-size-asian="9pt" style:font-size-complex="9pt"/>
    </style:style>
    <style:style style:name="P15" style:family="paragraph" style:parent-style-name="Standard" style:list-style-name="WW8Num3">
      <style:paragraph-properties fo:margin-left="0.5in" fo:margin-right="0in" fo:orphans="0" fo:widows="0" fo:text-indent="-0.25in" style:auto-text-indent="false" style:text-autospace="none"/>
      <style:text-properties fo:font-size="9pt" officeooo:paragraph-rsid="0015f29d" style:font-size-asian="9pt" style:font-size-complex="9pt"/>
    </style:style>
    <style:style style:name="P16" style:family="paragraph" style:parent-style-name="Standard" style:list-style-name="WW8Num5">
      <style:paragraph-properties fo:margin-left="0.5in" fo:margin-right="0in" fo:orphans="0" fo:widows="0" fo:text-indent="-0.25in" style:auto-text-indent="false" style:text-autospace="none">
        <style:tab-stops>
          <style:tab-stop style:position="0in"/>
          <style:tab-stop style:position="0.3126in"/>
          <style:tab-stop style:position="0.5in"/>
        </style:tab-stops>
      </style:paragraph-properties>
      <style:text-properties fo:font-size="9pt" style:font-size-asian="9pt" style:font-size-complex="9pt"/>
    </style:style>
    <style:style style:name="P17" style:family="paragraph" style:parent-style-name="Standard" style:list-style-name="WW8Num5">
      <style:paragraph-properties fo:margin-left="0.5in" fo:margin-right="0in" fo:orphans="0" fo:widows="0" fo:text-indent="-0.25in" style:auto-text-indent="false" style:text-autospace="none">
        <style:tab-stops>
          <style:tab-stop style:position="0.5in"/>
        </style:tab-stops>
      </style:paragraph-properties>
      <style:text-properties fo:font-size="9pt" style:font-size-asian="9pt" style:font-size-complex="9pt"/>
    </style:style>
    <style:style style:name="P18" style:family="paragraph" style:parent-style-name="Standard" style:list-style-name="WW8Num18">
      <style:paragraph-properties fo:margin-left="0.5in" fo:margin-right="0in" fo:orphans="0" fo:widows="0" fo:text-indent="-0.25in" style:auto-text-indent="false" style:text-autospace="none">
        <style:tab-stops>
          <style:tab-stop style:position="0.5in"/>
        </style:tab-stops>
      </style:paragraph-properties>
      <style:text-properties fo:font-size="9pt" style:font-size-asian="9pt" style:font-size-complex="9pt"/>
    </style:style>
    <style:style style:name="P19" style:family="paragraph" style:parent-style-name="Standard" style:list-style-name="WW8Num6">
      <style:paragraph-properties fo:margin-left="0.5in" fo:margin-right="0in" fo:orphans="0" fo:widows="0" fo:text-indent="-0.25in" style:auto-text-indent="false" style:text-autospace="none">
        <style:tab-stops>
          <style:tab-stop style:position="0.5in"/>
        </style:tab-stops>
      </style:paragraph-properties>
      <style:text-properties fo:font-size="9pt" style:font-size-asian="9pt" style:font-size-complex="9pt"/>
    </style:style>
    <style:style style:name="P20" style:family="paragraph" style:parent-style-name="Standard">
      <style:paragraph-properties fo:margin-left="0.5in" fo:margin-right="0in" fo:orphans="0" fo:widows="0" fo:text-indent="-0.25in" style:auto-text-indent="false" style:text-autospace="none"/>
      <style:text-properties fo:font-size="9pt" style:font-size-asian="9pt" style:font-size-complex="9pt"/>
    </style:style>
    <style:style style:name="P21" style:family="paragraph" style:parent-style-name="Standard">
      <style:paragraph-properties fo:margin-left="0in" fo:margin-right="0in" fo:orphans="0" fo:widows="0" fo:text-indent="0.25in" style:auto-text-indent="false" style:text-autospace="none"/>
      <style:text-properties fo:color="#000000" style:font-name="Calibri" fo:font-size="9pt" fo:language="en" fo:country="GB" style:font-size-asian="9pt" style:font-name-complex="Calibri" style:font-size-complex="9pt"/>
    </style:style>
    <style:style style:name="P22" style:family="paragraph" style:parent-style-name="Standard">
      <style:paragraph-properties fo:margin-left="0in" fo:margin-right="0in" fo:text-align="justify" style:justify-single-word="false" fo:orphans="0" fo:widows="0" fo:text-indent="0.25in" style:auto-text-indent="false" style:text-autospace="none"/>
      <style:text-properties fo:font-size="9pt" style:font-size-asian="9pt" style:font-size-complex="9pt"/>
    </style:style>
    <style:style style:name="P23" style:family="paragraph" style:parent-style-name="Standard">
      <style:paragraph-properties fo:margin-left="0in" fo:margin-right="0in" fo:orphans="0" fo:widows="0" fo:text-indent="0.25in" style:auto-text-indent="false" style:text-autospace="none"/>
      <style:text-properties fo:font-size="9pt" style:font-size-asian="9pt" style:font-size-complex="9pt"/>
    </style:style>
    <style:style style:name="P24" style:family="paragraph" style:parent-style-name="Standard">
      <style:paragraph-properties fo:margin-left="0in" fo:margin-right="0in" fo:orphans="0" fo:widows="0" fo:text-indent="0.25in" style:auto-text-indent="false" style:text-autospace="none"/>
      <style:text-properties fo:font-size="9pt" officeooo:rsid="00146ef7" officeooo:paragraph-rsid="00146ef7" style:font-size-asian="9pt" style:font-size-complex="9pt"/>
    </style:style>
    <style:style style:name="P25" style:family="paragraph" style:parent-style-name="Standard" style:master-page-name="Standard">
      <style:paragraph-properties fo:orphans="0" fo:widows="0" style:page-number="auto" style:text-autospace="none"/>
      <style:text-properties officeooo:paragraph-rsid="0012d8cd"/>
    </style:style>
    <style:style style:name="T1" style:family="text">
      <style:text-properties fo:font-weight="bold" style:font-weight-asian="bold"/>
    </style:style>
    <style:style style:name="T2" style:family="text">
      <style:text-properties style:font-name="Calibri" fo:font-size="10pt" style:font-size-asian="10pt" style:font-name-complex="Calibri" style:font-size-complex="10pt" style:font-weight-complex="bold"/>
    </style:style>
    <style:style style:name="T3" style:family="text">
      <style:text-properties style:font-name="Calibri" fo:font-size="10pt" fo:language="en" fo:country="GB" style:font-size-asian="10pt" style:font-name-complex="Calibri" style:font-size-complex="10pt" style:font-weight-complex="bold"/>
    </style:style>
    <style:style style:name="T4" style:family="text">
      <style:text-properties fo:color="#000000" style:font-name="Calibri" fo:font-size="18pt" fo:font-weight="bold" style:font-size-asian="18pt" style:font-weight-asian="bold" style:font-name-complex="Calibri" style:font-size-complex="18pt" style:font-weight-complex="bold"/>
    </style:style>
    <style:style style:name="T5" style:family="text">
      <style:text-properties fo:color="#000000" style:font-name="Calibri" fo:font-size="10pt" fo:font-weight="bold" style:font-size-asian="10pt" style:font-weight-asian="bold" style:font-name-complex="Calibri" style:font-size-complex="10pt" style:font-weight-complex="bold"/>
    </style:style>
    <style:style style:name="T6" style:family="text">
      <style:text-properties fo:color="#000000" style:font-name="Calibri" fo:font-size="10pt" fo:language="en" fo:country="GB" fo:font-weight="bold" style:font-size-asian="10pt" style:font-weight-asian="bold" style:font-name-complex="Calibri" style:font-size-complex="10pt" style:font-weight-complex="bold"/>
    </style:style>
    <style:style style:name="T7" style:family="text">
      <style:text-properties fo:color="#000000" style:font-name="Calibri" fo:font-size="10pt" fo:language="en" fo:country="GB" style:font-size-asian="10pt" style:font-name-complex="Calibri" style:font-size-complex="10pt"/>
    </style:style>
    <style:style style:name="T8" style:family="text">
      <style:text-properties fo:color="#000000" style:font-name="Calibri" fo:font-size="10pt" fo:language="en" fo:country="GB" style:font-size-asian="10pt" style:font-name-complex="Calibri" style:font-size-complex="10pt" style:font-weight-complex="bold"/>
    </style:style>
    <style:style style:name="T9" style:family="text">
      <style:text-properties fo:color="#000000" style:font-name="Calibri" fo:font-size="10pt" style:font-size-asian="10pt" style:font-name-complex="Calibri" style:font-size-complex="10pt"/>
    </style:style>
    <style:style style:name="T10" style:family="text">
      <style:text-properties fo:color="#000000" style:font-name="Calibri" fo:font-size="10pt" style:font-size-asian="10pt" style:font-name-complex="Calibri" style:font-size-complex="10pt" style:font-weight-complex="bold"/>
    </style:style>
    <style:style style:name="T11" style:family="text">
      <style:text-properties fo:color="#000000" style:font-name="Calibri" fo:language="en" fo:country="GB" style:font-name-complex="Calibri"/>
    </style:style>
    <style:style style:name="T12" style:family="text">
      <style:text-properties fo:color="#000000" style:font-name="Calibri" fo:language="en" fo:country="GB" style:font-name-complex="Calibri" style:font-weight-complex="bold"/>
    </style:style>
    <style:style style:name="T13" style:family="text">
      <style:text-properties fo:color="#000000" style:font-name="Calibri" fo:language="en" fo:country="GB" officeooo:rsid="0018b9b2" style:font-name-complex="Calibri" style:font-weight-complex="bold"/>
    </style:style>
    <style:style style:name="T14" style:family="text">
      <style:text-properties fo:color="#000000" style:font-name="Calibri" fo:language="en" fo:country="GB" officeooo:rsid="00146ef7" style:font-name-complex="Calibri"/>
    </style:style>
    <style:style style:name="T15" style:family="text">
      <style:text-properties fo:color="#000000" style:font-name="Calibri" fo:language="en" fo:country="GB" officeooo:rsid="0018b9b2" style:font-name-complex="Calibri"/>
    </style:style>
    <style:style style:name="T16" style:family="text">
      <style:text-properties fo:color="#000000" style:font-name="Calibri" fo:language="en" fo:country="GB" fo:font-weight="bold" style:font-weight-asian="bold" style:font-name-complex="Calibri"/>
    </style:style>
    <style:style style:name="T17" style:family="text">
      <style:text-properties fo:color="#000000" style:font-name="Calibri" fo:language="en" fo:country="GB" fo:font-weight="bold" style:font-weight-asian="bold" style:font-name-complex="Calibri" style:font-weight-complex="bold"/>
    </style:style>
    <style:style style:name="T18" style:family="text">
      <style:text-properties fo:color="#000000" style:font-name="Calibri" fo:language="en" fo:country="GB" fo:font-weight="bold" officeooo:rsid="00146ef7" style:font-weight-asian="bold" style:font-name-complex="Calibri" style:font-weight-complex="bold"/>
    </style:style>
    <style:style style:name="T19" style:family="text">
      <style:text-properties fo:color="#000000" style:font-name="Calibri" fo:language="en" fo:country="GB" fo:font-weight="bold" style:font-weight-asian="bold" style:font-name-complex="Calibri" style:font-style-complex="italic" style:font-weight-complex="bold"/>
    </style:style>
    <style:style style:name="T20" style:family="text">
      <style:text-properties fo:color="#000000" style:font-name="Calibri" fo:language="en" fo:country="GB" fo:font-style="italic" style:font-style-asian="italic" style:font-name-complex="Calibri" style:font-weight-complex="bold"/>
    </style:style>
    <style:style style:name="T21" style:family="text">
      <style:text-properties fo:color="#000000" style:font-name="Calibri" fo:language="en" fo:country="GB" fo:font-style="italic" style:font-style-asian="italic" style:font-name-complex="Calibri" style:font-style-complex="italic" style:font-weight-complex="bold"/>
    </style:style>
    <style:style style:name="T22" style:family="text">
      <style:text-properties fo:color="#000000" style:font-name="Calibri" fo:language="en" fo:country="GB" fo:font-style="italic" fo:font-weight="bold" style:font-style-asian="italic" style:font-weight-asian="bold" style:font-name-complex="Calibri" style:font-weight-complex="bold"/>
    </style:style>
    <style:style style:name="T23" style:family="text">
      <style:text-properties fo:color="#000000" style:font-name="Calibri" fo:language="en" fo:country="GB" fo:font-style="italic" fo:font-weight="bold" style:font-style-asian="italic" style:font-weight-asian="bold" style:font-name-complex="Calibri" style:font-style-complex="italic" style:font-weight-complex="bold"/>
    </style:style>
    <style:style style:name="T24" style:family="text">
      <style:text-properties fo:color="#000000" style:font-name="Calibri" fo:language="en" fo:country="GB" fo:font-weight="normal" style:font-weight-asian="normal" style:font-name-complex="Calibri" style:font-weight-complex="normal"/>
    </style:style>
    <style:style style:name="T25" style:family="text">
      <style:text-properties fo:color="#000000" style:font-name="Calibri" fo:language="en" fo:country="GB" fo:font-weight="normal" officeooo:rsid="0012d8cd" style:font-weight-asian="normal" style:font-name-complex="Calibri" style:font-weight-complex="normal"/>
    </style:style>
    <style:style style:name="T26" style:family="text">
      <style:text-properties fo:color="#000000" style:font-name="Calibri" fo:language="en" fo:country="GB" fo:font-weight="normal" officeooo:rsid="00146ef7" style:font-weight-asian="normal" style:font-name-complex="Calibri" style:font-weight-complex="normal"/>
    </style:style>
    <style:style style:name="T27" style:family="text">
      <style:text-properties fo:color="#000000" style:font-name="Calibri" fo:language="en" fo:country="GB" fo:font-weight="normal" officeooo:rsid="0018b9b2" style:font-weight-asian="normal" style:font-name-complex="Calibri" style:font-weight-complex="normal"/>
    </style:style>
    <style:style style:name="T28" style:family="text">
      <style:text-properties fo:color="#000000" style:font-name="Calibri" style:font-name-complex="Calibri"/>
    </style:style>
    <style:style style:name="T29" style:family="text">
      <style:text-properties fo:color="#000000" style:font-name="Calibri" fo:font-size="9pt" fo:language="en" fo:country="GB" style:font-size-asian="9pt" style:font-name-complex="Calibri" style:font-size-complex="9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Tomas Bielskis </text:span><text:span text:style-name="T5"><text:tab/><text:tab/><text:tab/> <text:tab/> <text:s/></text:span><text:span text:style-name="T10"><text:s text:c="11"/></text:span><text:a xlink:type="simple" xlink:href="mailto:tomasbielskis@gmail.com" text:style-name="Internet_20_link" text:visited-style-name="Visited_20_Internet_20_Link"><text:span text:style-name="Internet_20_link"><text:span text:style-name="T3">tomasbielskis@gmail.com</text:span></text:span></text:a><text:span text:style-name="T2"> | 206.432.7469</text:span></text:p>
      <text:p text:style-name="P2"/>
      <text:p text:style-name="P3">Experience</text:p>
      <text:p text:style-name="P7"/>
      <text:p text:style-name="P10"><text:span text:style-name="T17">BLUEOCEAN MARKET INTELLIGENCE</text:span><text:span text:style-name="T12">, C</text:span><text:span text:style-name="T20">onsultant</text:span><text:span text:style-name="T22"> </text:span><text:span text:style-name="T17"><text:tab/> <text:s text:c="8"/><text:tab/> <text:s text:c="4"/>San Francisco, CA, Feb 2015 – </text:span><text:span text:style-name="T18">Oct 2017</text:span><text:span text:style-name="T17"> </text:span></text:p>
      <text:p text:style-name="P11"><text:span text:style-name="T24">Supporting digital marketing teams, leading deep dive analytics research projects, building reporting infrastructure</text:span></text:p>
      <text:list xml:id="list5528646680453571816" text:style-name="WW8Num3">
        <text:list-item>
          <text:p text:style-name="P15"><text:span text:style-name="T24">Proactively built project plans for new reporting and BI initiatives and managed delivery teams for product, merchandising, B2B and ecommerce departments for lululemon athletica</text:span></text:p>
        </text:list-item>
        <text:list-item>
          <text:p text:style-name="P15"><text:span text:style-name="T24">Advised VF global implementing data management platform across brands, leveraging Adobe Audience Manager</text:span></text:p>
        </text:list-item>
        <text:list-item>
          <text:p text:style-name="P15"><text:span text:style-name="T24">Consulted Autodesk on variety of projects: managed offshore team building comprehensive and user friendly campaign performance tracking solution, lead evaluation of site navigation, consulted on audience segmentation for personalization, channel and campaign attribution, optimized eCommerce purchase path </text:span></text:p>
        </text:list-item>
      </text:list>
      <text:p text:style-name="P7"/>
      <text:p text:style-name="P10"><text:span text:style-name="T17">APOLLO EDUCATION GROUP</text:span><text:span text:style-name="T12">, </text:span><text:span text:style-name="T20">Senior</text:span><text:span text:style-name="T12"> </text:span><text:span text:style-name="T20">Product Analyst</text:span><text:span text:style-name="T22"> <text:s text:c="4"/><text:tab/><text:tab/> <text:s text:c="2"/></text:span><text:span text:style-name="T17">San Francisco, CA, Mar 2014 – Feb, 2015</text:span></text:p>
      <text:p text:style-name="P10"><text:span text:style-name="T12">Evaluated usage and efficacy of digital learning products and generated insight based business recommendations</text:span></text:p>
      <text:list xml:id="list113329758597018" text:continue-numbering="true" text:style-name="WW8Num3">
        <text:list-item>
          <text:p text:style-name="P14"><text:span text:style-name="T12">Products included: mobile and tablet apps, student social network, automated notifications, adaptive learning tools</text:span></text:p>
        </text:list-item>
        <text:list-item>
          <text:p text:style-name="P14"><text:span text:style-name="T12">Uncovered a $15M/year incremental revenue opportunity related to improved course outcomes from Tutoring Service</text:span><text:span text:style-name="T24">, </text:span><text:span text:style-name="T25">earning employee of the quarter recognition </text:span></text:p>
        </text:list-item>
      </text:list>
      <text:p text:style-name="P10"><text:span text:style-name="T20">Senior</text:span><text:span text:style-name="T12"> </text:span><text:span text:style-name="T20">Digital Media Analyst</text:span><text:span text:style-name="T17"> <text:tab/><text:tab/><text:tab/><text:tab/> <text:s text:c="15"/>San Francisco, CA, Oct 2011 – Mar 2014</text:span></text:p>
      <text:p text:style-name="P10"><text:span text:style-name="T12">Increased responsibilities from ad hoc analytics to owning and maintaining most of the internal and external cross-channel reporting and forecasting for the team with one of the world’s largest digital marketing budgets </text:span></text:p>
      <text:list xml:id="list6623270636194669737" text:style-name="WW8Num5">
        <text:list-item>
          <text:p text:style-name="P16"><text:span text:style-name="T12">Built, automated and significantly improved reporting processes and forecasting models for traffic, conversions and budgets </text:span></text:p>
        </text:list-item>
        <text:list-item>
          <text:p text:style-name="P16"><text:span text:style-name="T12">Designed experiments estimating effects of spend across media channels, presented insights to CFO and CMO</text:span></text:p>
        </text:list-item>
        <text:list-item>
          <text:p text:style-name="P17"><text:span text:style-name="T12">Worked closely with Web Implementation, SEM, SEO, Display, A/B Testing and FP&amp;A teams </text:span></text:p>
        </text:list-item>
      </text:list>
      <text:p text:style-name="P3"/>
      <text:p text:style-name="P10"><text:span text:style-name="T17">PRESERVATION TRUST ADVISORS</text:span><text:span text:style-name="T12">, </text:span><text:span text:style-name="T20">Senior</text:span><text:span text:style-name="T12"> </text:span><text:span text:style-name="T20">Associate</text:span><text:span text:style-name="T22"> <text:s text:c="7"/><text:tab/> <text:s text:c="3"/></text:span><text:span text:style-name="T17">San Francisco, CA, Aug 2010 </text:span><text:span text:style-name="T16">–</text:span><text:span text:style-name="T17"> Oct 2011</text:span></text:p>
      <text:p text:style-name="P10"><text:span text:style-name="T12">Launched an innovative start-up multi-alternatives mutual fund as a two-person team</text:span></text:p>
      <text:list xml:id="list113328251767872" text:continue-numbering="true" text:style-name="WW8Num5">
        <text:list-item>
          <text:p text:style-name="P17"><text:span text:style-name="T12">Created analytical models for budgeting, fee calculations, portfolio allocations and acquisitions</text:span></text:p>
        </text:list-item>
        <text:list-item>
          <text:p text:style-name="P17"><text:span text:style-name="T12">Performed screening, due diligence and selection of fund managers, acquisition targets and service providers </text:span></text:p>
        </text:list-item>
        <text:list-item>
          <text:p text:style-name="P17"><text:span text:style-name="T12">Executed successful acquisition, integration and conversion of Bull Path L/S Fund (BPFIX)</text:span></text:p>
        </text:list-item>
        <text:list-item>
          <text:p text:style-name="P17"><text:span text:style-name="T12">Worked with legal council and fund administrator redrafting Prospectus and other legal documents</text:span></text:p>
        </text:list-item>
      </text:list>
      <text:p text:style-name="P8"/>
      <text:p text:style-name="P10"><text:span text:style-name="T17">DOW JONES NEWSWIRES</text:span><text:span text:style-name="T12">, </text:span><text:span text:style-name="T21">Reporter and Columnist</text:span><text:span text:style-name="T17"> <text:tab/><text:tab/> <text:s text:c="13"/>London, UK, </text:span><text:span text:style-name="T16">Nov 2008 – Apr 2009</text:span></text:p>
      <text:p text:style-name="P9">Contributed to the launch of a new news analysis platform targeted at investment banking professionals </text:p>
      <text:list xml:id="list5382724940824561587" text:style-name="WW8Num18">
        <text:list-item>
          <text:p text:style-name="P12">Developed advanced Factiva filters for live news feeds sorting thousands of articles from different sources </text:p>
        </text:list-item>
        <text:list-item>
          <text:p text:style-name="P18"><text:span text:style-name="T11">Published reporting, analysis and commentary pieces in Dow Jones Newswires and Wall Street Journal</text:span></text:p>
        </text:list-item>
      </text:list>
      <text:p text:style-name="P8"/>
      <text:p text:style-name="P10"><text:span text:style-name="T17">BANK OF AMERICA</text:span><text:span text:style-name="T12">, </text:span><text:span text:style-name="T21">Investment Banking Analyst</text:span><text:span text:style-name="T23"> </text:span><text:span text:style-name="T19"><text:tab/><text:tab/> <text:s text:c="5"/><text:tab/> <text:s text:c="10"/></text:span><text:span text:style-name="T17">Madrid, Spain, </text:span><text:span text:style-name="T16">Aug 2007 – Jun 2008</text:span></text:p>
      <text:p text:style-name="P22"><text:span text:style-name="T11">Worked full time in a small regional team directly with two senior country coverage bankers</text:span></text:p>
      <text:list xml:id="list3886385532486958682" text:style-name="WW8Num6">
        <text:list-item>
          <text:p text:style-name="P19"><text:span text:style-name="T11">Performed company and industry research and financial statement analysis, built pitch books</text:span></text:p>
        </text:list-item>
        <text:list-item>
          <text:p text:style-name="P19"><text:span text:style-name="T11">Developed proficiency in Excel, including DCF, LBO, merger models, transactions and trading comparables </text:span></text:p>
        </text:list-item>
      </text:list>
      <text:p text:style-name="P3"/>
      <text:p text:style-name="P3">Education <text:tab/><text:tab/><text:tab/><text:tab/><text:tab/><text:tab/> <text:s text:c="2"/><text:tab/><text:tab/><text:tab/> <text:s text:c="5"/></text:p>
      <text:p text:style-name="P3"/>
      <text:p text:style-name="P24"><text:span text:style-name="T17">GALVANIZE <text:tab/><text:tab/><text:tab/><text:tab/><text:tab/><text:tab/><text:tab/> <text:s text:c="4"/>San Francisco, CA, Oct 2017 – Feb 2018</text:span></text:p>
      <text:p text:style-name="P23"><text:span text:style-name="T24">3-month, 700+ hour data science immersive training program</text:span><text:span text:style-name="T26">, </text:span><text:span text:style-name="T27">focusing on machine learinng in </text:span><text:span text:style-name="T24">Python</text:span></text:p>
      <text:p text:style-name="P23"><text:span text:style-name="T17"/></text:p>
      <text:p text:style-name="P23"><text:span text:style-name="T17">LAFAYETTE COLLEGE <text:tab/><text:tab/><text:tab/><text:tab/><text:tab/> <text:s text:c="5"/><text:tab/> <text:s text:c="6"/>Easton PA, USA, </text:span><text:span text:style-name="T16">Aug 2003 – May 2007</text:span></text:p>
      <text:p text:style-name="P21">Graduated Magna Cum Laude in Mathematics and Economics joint major with a minor in English</text:p>
      <text:p text:style-name="P20"><text:span text:style-name="T28">o</text:span><text:span text:style-name="T11"><text:tab/>Self-financed all of tuition and living costs through scholarships, financial aid and continuous employment</text:span></text:p>
      <text:p text:style-name="P20"><text:span text:style-name="T28">o</text:span><text:span text:style-name="T11"><text:tab/>Phi Beta Kappa, Dean’s List (most semesters), Charles A. Dana Foundation Scholarship, Institute of Internal Auditors Award for Excellence in Accounting-Related Studies, Omicron Delta Epsilon and Pi Mu Epsilon – Honorary Econ and Math Societies </text:span></text:p>
      <text:p text:style-name="P13"/>
      <text:p text:style-name="P4"><text:span text:style-name="T17">Skills &amp; Stuff</text:span></text:p>
      <text:p text:style-name="P3"/>
      <text:list xml:id="list6743767833331104812" text:style-name="WW8Num20">
        <text:list-item>
          <text:p text:style-name="P6"><text:span text:style-name="T13">Data science tools</text:span><text:span text:style-name="T12">: </text:span><text:span text:style-name="T13">Python</text:span><text:span text:style-name="T27">, Pandas, Scikit-Learn, SQL, </text:span><text:span text:style-name="T12">Tableau, Adobe Analytics, GA, Excel, SAS, SPSS, R</text:span></text:p>
        </text:list-item>
        <text:list-item>
          <text:p text:style-name="P5"><text:span text:style-name="T12">Languages: English (fluent), Lithuanian (fluent), Spanish (near-fluent), Russian (basic)</text:span></text:p>
        </text:list-item>
        <text:list-item>
          <text:p text:style-name="P5"><text:span text:style-name="T12">Volunteering: crisis hotline (&gt;500 hours) with SF Suicide Prevention, training new counsellors (2013-2016)</text:span></text:p>
        </text:list-item>
        <text:list-item>
          <text:p text:style-name="P5"><text:span text:style-name="T12">Private Pilot Certificate – Single Engine Land (2014)</text:span></text:p>
        </text:list-item>
        <text:list-item>
          <text:p text:style-name="P5"><text:span text:style-name="T12">Chartered Financial Analyst, Levels I, II, and III; passed each exam on first attempt (2008 – 2010)</text:span></text:p>
        </text:list-item>
        <text:list-item>
          <text:p text:style-name="P1"><text:span text:style-name="T29">Published bestselling book in Lithuanian on US college admissions (200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TimesNewRomanPS-BoldMT" svg:font-family="TimesNewRomanPS-BoldMT, 'Times New Roman'" style:font-family-generic="roman"/>
    <style:font-face style:name="TimesNewRomanPSMT" svg:font-family="TimesNewRomanPSMT, 'Times New Roman'"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en" style:country-complex="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style>
    <style:style style:name="Balloon_20_Text" style:display-name="Balloon Text"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Courier New" fo:font-family="'Courier New'" style:font-family-generic="modern" fo:font-size="10pt" fo:language="en" fo:country="GB" style:font-size-asian="10pt" style:font-name-complex="Courier New" style:font-family-complex="'Courier New'" style:font-family-generic-complex="modern" style:font-size-complex="10pt"/>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NewRomanPSMT" fo:font-family="TimesNewRomanPSMT, 'Times New Roman'" style:font-family-generic="roman" style:font-name-complex="TimesNewRomanPSMT" style:font-family-complex="TimesNewRomanPSMT, 'Times New Roman'" style:font-family-generic-complex="roman"/>
    </style:style>
    <style:style style:name="WW8Num5z0" style:family="text">
      <style:text-properties fo:color="#000000" style:font-name="Courier New" fo:font-family="'Courier New'" style:font-family-generic="modern" fo:font-size="10pt" fo:language="en" fo:country="GB" style:font-size-asian="10pt" style:font-name-complex="Courier New" style:font-family-complex="'Courier New'" style:font-family-generic-complex="modern" style:font-size-complex="10pt"/>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Courier New" fo:font-family="'Courier New'" style:font-family-generic="modern" fo:font-size="10pt" fo:language="en" fo:country="GB" style:font-size-asian="10pt" style:font-name-complex="Courier New" style:font-family-complex="'Courier New'" style:font-family-generic-complex="modern" style:font-size-complex="10pt"/>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TimesNewRomanPS-BoldMT" fo:font-family="TimesNewRomanPS-BoldMT, 'Times New Roman'" style:font-family-generic="roman" style:font-name-complex="TimesNewRomanPS-BoldMT" style:font-family-complex="TimesNewRomanPS-BoldMT, 'Times New Roman'" style:font-family-generic-complex="roman"/>
    </style:style>
    <style:style style:name="WW8Num8z0" style:family="text">
      <style:text-properties style:font-name="TimesNewRomanPSMT" fo:font-family="TimesNewRomanPSMT, 'Times New Roman'" style:font-family-generic="roman" style:font-name-complex="TimesNewRomanPSMT" style:font-family-complex="TimesNewRomanPSMT, 'Times New Roman'" style:font-family-generic-complex="roman"/>
    </style:style>
    <style:style style:name="WW8Num9z0" style:family="text">
      <style:text-properties style:font-name="TimesNewRomanPSMT" fo:font-family="TimesNewRomanPSMT, 'Times New Roman'" style:font-family-generic="roman" style:font-name-complex="TimesNewRomanPSMT" style:font-family-complex="TimesNewRomanPSMT, 'Times New Roman'" style:font-family-generic-complex="roman"/>
    </style:style>
    <style:style style:name="WW8Num10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TimesNewRomanPSMT" fo:font-family="TimesNewRomanPSMT, 'Times New Roman'" style:font-family-generic="roman" style:font-name-complex="TimesNewRomanPSMT" style:font-family-complex="TimesNewRomanPSMT, 'Times New Roman'" style:font-family-generic-complex="roman"/>
    </style:style>
    <style:style style:name="WW8Num12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TimesNewRomanPS-BoldMT" fo:font-family="TimesNewRomanPS-BoldMT, 'Times New Roman'" style:font-family-generic="roman" style:font-name-complex="TimesNewRomanPS-BoldMT" style:font-family-complex="TimesNewRomanPS-BoldMT, 'Times New Roman'" style:font-family-generic-complex="roman"/>
    </style:style>
    <style:style style:name="WW8Num15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TimesNewRomanPSMT" fo:font-family="TimesNewRomanPSMT, 'Times New Roman'" style:font-family-generic="roman" style:font-name-complex="TimesNewRomanPSMT" style:font-family-complex="TimesNewRomanPSMT, 'Times New Roman'" style:font-family-generic-complex="roman"/>
    </style:style>
    <style:style style:name="WW8Num18z0" style:family="text">
      <style:text-properties fo:color="#000000" style:font-name="Courier New" fo:font-family="'Courier New'" style:font-family-generic="modern" fo:font-size="10pt" fo:language="en" fo:country="GB" style:font-size-asian="10pt" style:font-name-complex="Courier New" style:font-family-complex="'Courier New'" style:font-family-generic-complex="modern" style:font-size-complex="10pt"/>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NewRomanPSMT" fo:font-family="TimesNewRomanPSMT, 'Times New Roman'" style:font-family-generic="roman" style:font-name-complex="TimesNewRomanPSMT" style:font-family-complex="TimesNewRomanPSMT, 'Times New Roman'" style:font-family-generic-complex="roman"/>
    </style:style>
    <style:style style:name="WW8Num20z0" style:family="text">
      <style:text-properties fo:color="#000000" style:font-name="Courier New" fo:font-family="'Courier New'" style:font-family-generic="modern" fo:font-size="10pt" fo:language="en" fo:country="GB" style:font-size-asian="10pt" style:font-name-complex="Courier New" style:font-family-complex="'Courier New'" style:font-family-generic-complex="modern" style:font-size-complex="10pt"/>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4z0" style:family="text">
      <style:text-properties style:font-name="TimesNewRomanPSMT" fo:font-family="TimesNewRomanPSMT, 'Times New Roman'" style:font-family-generic="roman" style:font-name-complex="TimesNewRomanPSMT" style:font-family-complex="TimesNewRomanPSMT, 'Times New Roman'" style:font-family-generic-complex="roman"/>
    </style:style>
    <style:style style:name="WW8NumSt5z0" style:family="text">
      <style:text-properties style:font-name="TimesNewRomanPSMT" fo:font-family="TimesNewRomanPSMT, 'Times New Roman'" style:font-family-generic="roman" style:font-name-complex="TimesNewRomanPSMT" style:font-family-complex="TimesNewRomanPSMT, 'Times New Roman'" style:font-family-generic-complex="roman"/>
    </style:style>
    <style:style style:name="WW8NumSt7z0" style:family="text">
      <style:text-properties style:font-name="TimesNewRomanPSMT" fo:font-family="TimesNewRomanPSMT, 'Times New Roman'" style:font-family-generic="roman" style:font-name-complex="TimesNewRomanPSMT" style:font-family-complex="TimesNewRomanPSMT, 'Times New Roman'" style:font-family-generic-complex="roman"/>
    </style:style>
    <style:style style:name="WW8NumSt9z0" style:family="text">
      <style:text-properties style:font-name="TimesNewRomanPSMT" fo:font-family="TimesNewRomanPSMT, 'Times New Roman'" style:font-family-generic="roman" style:font-name-complex="TimesNewRomanPSMT" style:font-family-complex="TimesNewRomanPSMT, 'Times New Roman'" style:font-family-generic-complex="roman"/>
    </style:style>
    <style:style style:name="WW8NumSt11z0" style:family="text">
      <style:text-properties style:font-name="TimesNewRomanPSMT" fo:font-family="TimesNewRomanPSMT, 'Times New Roman'" style:font-family-generic="roman" style:font-name-complex="TimesNewRomanPSMT" style:font-family-complex="TimesNewRomanPSMT, 'Times New Roman'" style:font-family-generic-complex="roman"/>
    </style:style>
    <style:style style:name="WW8NumSt14z0" style:family="text">
      <style:text-properties style:font-name="TimesNewRomanPSMT" fo:font-family="TimesNewRomanPSMT, 'Times New Roman'" style:font-family-generic="roman" style:font-name-complex="TimesNewRomanPSMT" style:font-family-complex="TimesNewRomanPSMT, 'Times New Roman'" style:font-family-generic-complex="roman"/>
    </style:style>
    <style:style style:name="WW8NumSt15z0" style:family="text">
      <style:text-properties style:font-name="TimesNewRomanPSMT" fo:font-family="TimesNewRomanPSMT, 'Times New Roman'" style:font-family-generic="roman" style:font-name-complex="TimesNewRomanPSMT" style:font-family-complex="TimesNewRomanPSMT, 'Times New Roman'" style:font-family-generic-complex="roman"/>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language-complex="en" style:country-complex="US"/>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format="1" text:start-value="2">
        <style:list-level-properties text:list-level-position-and-space-mode="label-alignment">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format="1">
        <style:list-level-properties text:list-level-position-and-space-mode="label-alignment">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format="1" text:start-value="3">
        <style:list-level-properties text:list-level-position-and-space-mode="label-alignment">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2" text:style-name="WW8Num13z0"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3z0"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3z0"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format="1">
        <style:list-level-properties text:list-level-position-and-space-mode="label-alignment">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1">
        <style:list-level-properties text:list-level-position-and-space-mode="label-alignment">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format="1">
        <style:list-level-properties text:list-level-position-and-space-mode="label-alignment">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8510 W</dc:title>
    <meta:initial-creator>Tomas Bielskis</meta:initial-creator>
    <meta:creation-date>2017-02-15T13:15:00</meta:creation-date>
    <dc:date>2017-11-30T11:24:20.023242652</dc:date>
    <meta:print-date>2017-02-10T10:05:00</meta:print-date>
    <meta:editing-cycles>17</meta:editing-cycles>
    <meta:editing-duration>PT1H35M51S</meta:editing-duration>
    <meta:generator>LibreOffice/5.1.6.2$Linux_X86_64 LibreOffice_project/10m0$Build-2</meta:generator>
    <meta:document-statistic meta:table-count="0" meta:image-count="0" meta:object-count="0" meta:page-count="1" meta:paragraph-count="44" meta:word-count="624" meta:character-count="4595" meta:non-whitespace-character-count="3854"/>
  </office:meta>
</office:document-meta>
</file>